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eb28" officeooo:paragraph-rsid="000feb28"/>
    </style:style>
    <style:style style:name="P2" style:family="paragraph" style:parent-style-name="Standard">
      <style:text-properties style:text-underline-style="none" officeooo:rsid="000feb28" officeooo:paragraph-rsid="000feb28"/>
    </style:style>
    <style:style style:name="P3" style:family="paragraph" style:parent-style-name="Standard">
      <style:text-properties fo:font-size="15pt" officeooo:rsid="000feb28" officeooo:paragraph-rsid="000feb28" style:font-size-asian="15pt" style:font-size-complex="15pt"/>
    </style:style>
    <style:style style:name="P4" style:family="paragraph" style:parent-style-name="Standard">
      <style:text-properties fo:font-style="italic" officeooo:rsid="000feb28" officeooo:paragraph-rsid="000feb28" style:font-style-asian="italic" style:font-style-complex="italic"/>
    </style:style>
    <style:style style:name="P5" style:family="paragraph" style:parent-style-name="Standard">
      <style:text-properties fo:font-style="italic" style:text-underline-style="solid" style:text-underline-width="auto" style:text-underline-color="font-color" style:font-style-asian="italic" style:font-style-complex="italic"/>
    </style:style>
    <style:style style:name="P6" style:family="paragraph" style:parent-style-name="Standard">
      <style:text-properties fo:font-style="italic" style:text-underline-style="solid" style:text-underline-width="auto" style:text-underline-color="font-color" officeooo:rsid="000feb28" officeooo:paragraph-rsid="000feb28" style:font-style-asian="italic" style:font-style-complex="italic"/>
    </style:style>
    <style:style style:name="P7" style:family="paragraph" style:parent-style-name="Standard">
      <style:text-properties style:text-underline-style="none"/>
    </style:style>
    <style:style style:name="P8" style:family="paragraph" style:parent-style-name="Standard">
      <style:text-properties fo:font-size="15pt" style:text-underline-style="none" officeooo:rsid="000feb28" officeooo:paragraph-rsid="000feb28" style:font-size-asian="15pt" style:font-size-complex="15pt"/>
    </style:style>
    <style:style style:name="P9" style:family="paragraph" style:parent-style-name="Standard">
      <style:text-properties fo:font-size="15pt" style:text-underline-style="none" fo:font-weight="normal" officeooo:rsid="00132147" officeooo:paragraph-rsid="00132147" style:font-size-asian="15pt" style:font-weight-asian="normal" style:font-size-complex="15pt" style:font-weight-complex="normal"/>
    </style:style>
    <style:style style:name="P10" style:family="paragraph" style:parent-style-name="Standard">
      <style:text-properties fo:font-size="15pt" style:text-underline-style="none" fo:font-weight="bold" officeooo:rsid="00132147" officeooo:paragraph-rsid="00132147" style:font-size-asian="15pt" style:font-weight-asian="bold" style:font-size-complex="15pt" style:font-weight-complex="bold"/>
    </style:style>
    <style:style style:name="P11" style:family="paragraph" style:parent-style-name="Standard">
      <style:text-properties fo:font-size="15pt" style:text-underline-style="solid" style:text-underline-width="auto" style:text-underline-color="font-color" fo:font-weight="normal" officeooo:rsid="00132147" officeooo:paragraph-rsid="00132147" style:font-size-asian="15pt" style:font-weight-asian="normal" style:font-size-complex="15pt" style:font-weight-complex="normal"/>
    </style:style>
    <style:style style:name="T1" style:family="text">
      <style:text-properties officeooo:rsid="000feb28"/>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weight="bold" officeooo:rsid="00132147" style:font-weight-asian="bold" style:font-weight-complex="bold"/>
    </style:style>
    <style:style style:name="T5" style:family="text">
      <style:text-properties officeooo:rsid="001321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5"><text:span text:style-name="T2"><text:s/></text:span><text:span text:style-name="T1">Internet Bus :</text:span></text:p>
      <text:p text:style-name="Standard"/>
      <text:p text:style-name="P1">Nous avons exclu les bus 530</text:p>
      <text:p text:style-name="P1"/>
      <text:p text:style-name="P1">071 (2), 379 (2), 788 (2), 195 (2), 250 (2), 246 (2), 288 (2), 825 (2), 531 (2), 532 (2), 982 (2), 044 (1), 949 (1), 383 (1), 794 (2), 821 (2), 822 (2), 093 (2), 092 (2), 041 (1), 365 (2) </text:p>
      <text:p text:style-name="P1"/>
      <text:p text:style-name="P3">3<text:span text:style-name="T5">8</text:span> box * 35.000 = <text:s/><text:span text:style-name="T3">1.</text:span><text:span text:style-name="T4">33</text:span><text:span text:style-name="T3">0.000</text:span></text:p>
      <text:p text:style-name="P4"/>
      <text:p text:style-name="P6"><text:span text:style-name="T2"><text:s/></text:span>Internet Bureaux : </text:p>
      <text:p text:style-name="P1"/>
      <text:p text:style-name="P1"><text:span text:style-name="T5">Standard Yde </text:span>(1), Cedric (1), Dir. Yde (1), Dir. Dla (1), Rolande (1), GLTS Yde (1), Raoul <text:span text:style-name="T5">+ GLTS Dla </text:span>(<text:span text:style-name="T5">2</text:span>), VIP Yde (2), VIP Dla <text:s/>(2)</text:p>
      <text:p text:style-name="P1"/>
      <text:p text:style-name="P3">11 box * 35.000 = <text:s text:c="4"/><text:span text:style-name="T4">420.</text:span><text:span text:style-name="T3">000</text:span></text:p>
      <text:p text:style-name="P1"/>
      <text:p text:style-name="P6"><text:span text:style-name="T2"><text:s/></text:span>SMS :</text:p>
      <text:p text:style-name="P2"/>
      <text:p text:style-name="P8">30.000 SMS * 10 = <text:s text:c="2"/><text:span text:style-name="T3">300.000</text:span></text:p>
      <text:p text:style-name="P8"><text:span text:style-name="T3"/></text:p>
      <text:p text:style-name="P11">Ordinateur Cédric a remplacer (Passer de 8 a 16Go de RAM et ajout 2nd carte graphique ) :</text:p>
      <text:p text:style-name="P11"/>
      <text:p text:style-name="P9">cout <text:s text:c="19"/>= <text:s text:c="7"/><text:span text:style-name="T3">80.000</text:span></text:p>
      <text:p text:style-name="P9"><text:span text:style-name="T3"/></text:p>
      <text:p text:style-name="P9"><text:span text:style-name="T3"><text:s text:c="15"/>Total <text:s text:c="2"/>= <text:s text:c="3"/>2.130.000</text:span></text:p>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09:40:50.250231968</meta:creation-date>
    <dc:date>2019-03-25T10:03:25.046268927</dc:date>
    <meta:editing-duration>PT55M48S</meta:editing-duration>
    <meta:editing-cycles>2</meta:editing-cycles>
    <meta:generator>LibreOffice/6.0.7.3$Linux_X86_64 LibreOffice_project/00m0$Build-3</meta:generator>
    <meta:document-statistic meta:table-count="0" meta:image-count="0" meta:object-count="0" meta:page-count="1" meta:paragraph-count="12" meta:word-count="125" meta:character-count="638" meta:non-whitespace-character-count="466"/>
  </office:meta>
</office:document-meta>
</file>